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Полужирный" style:font-family-generic="swiss" style:font-pitch="variable"/>
    <style:font-face style:name="DejaVu Sans4" svg:font-family="'DejaVu Sans'" style:font-family-generic="system" style:font-pitch="variable"/>
  </office:font-face-decls>
  <office:automatic-styles>
    <style:style style:name="Примеры" style:family="table">
      <style:table-properties style:width="16.986cm" table:align="left"/>
    </style:style>
    <style:style style:name="Примеры.A" style:family="table-column">
      <style:table-column-properties style:column-width="9.79cm"/>
    </style:style>
    <style:style style:name="Примеры.B" style:family="table-column">
      <style:table-column-properties style:column-width="3.611cm"/>
    </style:style>
    <style:style style:name="Примеры.C" style:family="table-column">
      <style:table-column-properties style:column-width="3.586cm"/>
    </style:style>
    <style:style style:name="Примеры.A1" style:family="table-cell">
      <style:table-cell-properties fo:padding="0.097cm" fo:border-left="0.05pt solid #000000" fo:border-right="none" fo:border-top="0.05pt solid #000000" fo:border-bottom="0.05pt solid #000000"/>
    </style:style>
    <style:style style:name="Примеры.C1" style:family="table-cell">
      <style:table-cell-properties fo:padding="0.097cm" fo:border="0.05pt solid #000000"/>
    </style:style>
    <style:style style:name="Примеры.A2" style:family="table-cell">
      <style:table-cell-properties fo:padding="0.097cm" fo:border-left="0.05pt solid #000000" fo:border-right="none" fo:border-top="none" fo:border-bottom="0.05pt solid #000000"/>
    </style:style>
    <style:style style:name="Примеры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DejaVu Sans3"/>
    </style:style>
    <style:style style:name="P2" style:family="paragraph" style:parent-style-name="Footer">
      <style:paragraph-properties fo:text-align="center" style:justify-single-word="false"/>
      <style:text-properties style:font-name="DejaVu Sans3" officeooo:rsid="001ba6c5" officeooo:paragraph-rsid="001ba6c5"/>
    </style:style>
    <style:style style:name="P3" style:family="paragraph" style:parent-style-name="Text_20_body">
      <style:text-properties officeooo:paragraph-rsid="001ba6c5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1ba6c5"/>
    </style:style>
    <style:style style:name="P5" style:family="paragraph" style:parent-style-name="Standard">
      <style:paragraph-properties fo:text-align="center" style:justify-single-word="false"/>
      <style:text-properties style:font-name="DejaVu Sans3" fo:font-size="11pt" officeooo:rsid="001ba6c5" officeooo:paragraph-rsid="001ba6c5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DejaVu Sans3" fo:font-size="11pt" officeooo:rsid="001ba6c5" officeooo:paragraph-rsid="001ba6c5" style:font-size-asian="9.60000038146973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DejaVu Sans3" fo:font-size="11pt" officeooo:rsid="001ba6c5" officeooo:paragraph-rsid="001ba6c5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DejaVu Sans3" fo:font-size="28pt" officeooo:rsid="001ba6c5" officeooo:paragraph-rsid="001ba6c5" style:font-size-asian="28pt" style:font-size-complex="28pt"/>
    </style:style>
    <style:style style:name="P9" style:family="paragraph" style:parent-style-name="Standard">
      <style:paragraph-properties fo:text-align="end" style:justify-single-word="false"/>
      <style:text-properties style:font-name="DejaVu Sans3" fo:font-size="13pt" officeooo:rsid="001ba6c5" officeooo:paragraph-rsid="001ba6c5" style:font-size-asian="13pt" style:font-size-complex="13pt"/>
    </style:style>
    <style:style style:name="P10" style:family="paragraph" style:parent-style-name="Heading">
      <style:paragraph-properties fo:break-before="page"/>
      <style:text-properties officeooo:rsid="001ba6c5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able_20_Contents">
      <style:paragraph-properties fo:text-align="justify" style:justify-single-word="false"/>
      <style:text-properties style:font-name="DejaVu Sans Mono" fo:font-size="10pt" officeooo:paragraph-rsid="001f4792" style:font-size-asian="10pt" style:font-size-complex="10pt"/>
    </style:style>
    <style:style style:name="P14" style:family="paragraph" style:parent-style-name="Text_20_body" style:list-style-name="L1">
      <style:text-properties officeooo:paragraph-rsid="001ba6c5"/>
    </style:style>
    <style:style style:name="P15" style:family="paragraph" style:parent-style-name="Text_20_body" style:list-style-name="L1">
      <style:text-properties officeooo:rsid="001ba6c5" officeooo:paragraph-rsid="001ba6c5"/>
    </style:style>
    <style:style style:name="P16" style:family="paragraph" style:parent-style-name="Text_20_body">
      <style:text-properties officeooo:rsid="001ff729" officeooo:paragraph-rsid="002fed60"/>
    </style:style>
    <style:style style:name="P17" style:family="paragraph" style:parent-style-name="Text_20_body">
      <style:text-properties style:font-name="DejaVu Sans Mono" fo:font-weight="normal" officeooo:rsid="001f4248" officeooo:paragraph-rsid="001f4248" style:font-weight-asian="normal" style:font-weight-complex="normal"/>
    </style:style>
    <style:style style:name="P18" style:family="paragraph" style:parent-style-name="Text_20_body">
      <style:text-properties officeooo:rsid="002888d0" officeooo:paragraph-rsid="002888d0"/>
    </style:style>
    <style:style style:name="P19" style:family="paragraph" style:parent-style-name="Text_20_body" style:list-style-name="L2">
      <style:text-properties officeooo:paragraph-rsid="001f4248"/>
    </style:style>
    <style:style style:name="P20" style:family="paragraph" style:parent-style-name="Standard" style:master-page-name="First_20_Page">
      <style:paragraph-properties fo:text-align="center" style:justify-single-word="false" style:page-number="auto"/>
      <style:text-properties style:font-name="DejaVu Sans3" fo:font-size="11pt" officeooo:rsid="001ba6c5" officeooo:paragraph-rsid="001ba6c5" style:font-size-asian="11pt" style:font-size-complex="11pt"/>
    </style:style>
    <style:style style:name="P21" style:family="paragraph" style:parent-style-name="Heading_20_1">
      <style:text-properties officeooo:rsid="001d1815" officeooo:paragraph-rsid="001d1815"/>
    </style:style>
    <style:style style:name="P22" style:family="paragraph" style:parent-style-name="Heading_20_1">
      <style:paragraph-properties fo:break-before="page"/>
      <style:text-properties officeooo:rsid="001ba6c5"/>
    </style:style>
    <style:style style:name="P23" style:family="paragraph" style:parent-style-name="Heading_20_2">
      <style:text-properties officeooo:rsid="001ba6c5" officeooo:paragraph-rsid="001ba6c5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229b3b" officeooo:paragraph-rsid="00229b3b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1f4248" officeooo:paragraph-rsid="001f4248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size="11pt" fo:font-weight="normal" officeooo:rsid="00229b3b" officeooo:paragraph-rsid="002c42ce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fo:font-size="11pt" fo:font-weight="normal" officeooo:rsid="00236694" officeooo:paragraph-rsid="002c42ce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fo:font-size="11pt" fo:font-weight="normal" officeooo:rsid="00249a7e" officeooo:paragraph-rsid="002e96ee" style:font-size-asian="9.60000038146973pt" style:font-weight-asian="normal" style:font-size-complex="11pt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1pt" fo:font-weight="bold" officeooo:rsid="00236694" officeooo:paragraph-rsid="002c42c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size="11pt" fo:font-weight="bold" officeooo:rsid="00249a7e" officeooo:paragraph-rsid="002c42ce" style:font-size-asian="9.60000038146973pt" style:font-weight-asian="bold" style:font-size-complex="11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DejaVu Sans Mono" fo:font-size="10pt" officeooo:rsid="001f4792" officeooo:paragraph-rsid="001f4792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DejaVu Sans Mono" fo:font-size="10pt" officeooo:rsid="001f4792" officeooo:paragraph-rsid="002c42ce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DejaVu Sans Mono" fo:font-size="10pt" officeooo:rsid="00249a7e" officeooo:paragraph-rsid="00249a7e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DejaVu Sans Mono" fo:font-size="10pt" officeooo:rsid="00249a7e" officeooo:paragraph-rsid="002deb69" style:font-size-asian="10pt" style:font-size-complex="10pt"/>
    </style:style>
    <style:style style:name="T1" style:family="text">
      <style:text-properties officeooo:rsid="001ba6c5"/>
    </style:style>
    <style:style style:name="T2" style:family="text">
      <style:text-properties officeooo:rsid="001c5572"/>
    </style:style>
    <style:style style:name="T3" style:family="text">
      <style:text-properties officeooo:rsid="001e7712"/>
    </style:style>
    <style:style style:name="T4" style:family="text">
      <style:text-properties officeooo:rsid="001ed71d"/>
    </style:style>
    <style:style style:name="T5" style:family="text">
      <style:text-properties officeooo:rsid="001f4248"/>
    </style:style>
    <style:style style:name="T6" style:family="text">
      <style:text-properties officeooo:rsid="001f4792"/>
    </style:style>
    <style:style style:name="T7" style:family="text">
      <style:text-properties officeooo:rsid="00229b3b"/>
    </style:style>
    <style:style style:name="T8" style:family="text">
      <style:text-properties officeooo:rsid="00236694"/>
    </style:style>
    <style:style style:name="T9" style:family="text">
      <style:text-properties officeooo:rsid="002bec21"/>
    </style:style>
    <style:style style:name="T10" style:family="text">
      <style:text-properties officeooo:rsid="002c42ce"/>
    </style:style>
    <style:style style:name="T11" style:family="text">
      <style:text-properties fo:font-weight="bold" officeooo:rsid="002c42ce" style:font-weight-asian="bold" style:font-weight-complex="bold"/>
    </style:style>
    <style:style style:name="T12" style:family="text">
      <style:text-properties officeooo:rsid="002deb69"/>
    </style:style>
    <style:style style:name="T13" style:family="text">
      <style:text-properties officeooo:rsid="002e96ee"/>
    </style:style>
    <style:style style:name="T14" style:family="text">
      <style:text-properties officeooo:rsid="002fed6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государственный университет им. М. В. Ломоносова.</text:p>
      <text:p text:style-name="P5">Факультет вычислительной математики и кибернетики.</text:p>
      <text:p text:style-name="P5">Кафедра <text:span text:style-name="T4">«М</text:span>атематические методы прогнозирования»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Задание 2. Игра «Коньки»</text:p>
      <text:p text:style-name="P5"/>
      <text:p text:style-name="P5"/>
      <text:p text:style-name="P5"/>
      <text:p text:style-name="P5"/>
      <text:p text:style-name="P5"/>
      <text:p text:style-name="P5"/>
      <text:p text:style-name="P9">Шадриков А. А.</text:p>
      <text:p text:style-name="P9">Группа 317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table-of-content text:style-name="Sect1" text:protected="true" text:name="Оглавление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"><text:a xlink:type="simple" xlink:href="#__RefHeading__1432_34742813" text:style-name="Index_20_Link" text:visited-style-name="Index_20_Link">Постановка задачи.<text:tab/>3</text:a></text:p>
          <text:p text:style-name="P12"><text:a xlink:type="simple" xlink:href="#__RefHeading__1434_34742813" text:style-name="Index_20_Link" text:visited-style-name="Index_20_Link">Общие сведения.<text:tab/>3</text:a></text:p>
          <text:p text:style-name="P12"><text:a xlink:type="simple" xlink:href="#__RefHeading__1436_34742813" text:style-name="Index_20_Link" text:visited-style-name="Index_20_Link">Правила игры «Коньки».<text:tab/>3</text:a></text:p>
          <text:p text:style-name="P11"><text:a xlink:type="simple" xlink:href="#__RefHeading__1438_34742813" text:style-name="Index_20_Link" text:visited-style-name="Index_20_Link">Алгоритм решения.<text:tab/>3</text:a></text:p>
          <text:p text:style-name="P11"><text:a xlink:type="simple" xlink:href="#__RefHeading__1440_34742813" text:style-name="Index_20_Link" text:visited-style-name="Index_20_Link">Примеры работы алгоритма.<text:tab/>4</text:a></text:p>
          <text:p text:style-name="P11"><text:a xlink:type="simple" xlink:href="#__RefHeading__1442_34742813" text:style-name="Index_20_Link" text:visited-style-name="Index_20_Link">Заключение.<text:tab/>4</text:a></text:p>
          <text:p text:style-name="P11"><text:a xlink:type="simple" xlink:href="#__RefHeading__1444_34742813" text:style-name="Index_20_Link" text:visited-style-name="Index_20_Link">Список использованной литературы.<text:tab/>4</text:a></text:p>
        </text:index-body>
      </text:table-of-content>
      <text:p text:style-name="P7"/>
      <text:h text:style-name="P22" text:outline-level="1"><text:bookmark-start text:name="__RefHeading__1432_34742813"/>Постановка задачи.<text:bookmark-end text:name="__RefHeading__1432_34742813"/></text:h>
      <text:h text:style-name="P23" text:outline-level="2"><text:bookmark-start text:name="__RefHeading__1434_34742813"/>Общие сведения.<text:bookmark-end text:name="__RefHeading__1434_34742813"/></text:h>
      <text:p text:style-name="P3"><text:span text:style-name="T1">Требуется написать программу, </text:span><text:span text:style-name="T9">играющую</text:span><text:span text:style-name="T3"> в логическ</text:span><text:span text:style-name="T9">ую</text:span><text:span text:style-name="T3"> игр</text:span><text:span text:style-name="T9">у</text:span><text:span text:style-name="T3"> шахматного типа</text:span><text:span text:style-name="T1">. На вход подаётся текущая позиция игры. На выходе программа должна вернуть позицию «после своего хода».</text:span></text:p>
      <text:h text:style-name="P23" text:outline-level="2"><text:bookmark-start text:name="__RefHeading__1436_34742813"/>Правила игры «Коньки».<text:bookmark-end text:name="__RefHeading__1436_34742813"/></text:h>
      <text:list xml:id="list601057289" text:style-name="L1">
        <text:list-item>
          <text:p text:style-name="P15">Игра проходит на доске размера 8х8.</text:p>
        </text:list-item>
        <text:list-item>
          <text:p text:style-name="P14"><text:span text:style-name="T1">На доске изначально находятся фишки двух цветов: красные и синие. Начальный счет: 0-0. </text:span><text:span text:style-name="T2">Начальное количество <text:s/>фишек каждого игрока не более 8.</text:span></text:p>
        </text:list-item>
        <text:list-item>
          <text:p text:style-name="P15">Некоторые клетки доски помечены цифрами 1 или 2. </text:p>
        </text:list-item>
        <text:list-item>
          <text:p text:style-name="P15">Игроки ходят поочерёдно: первый игрок красными фишками, второй <text:s/>игрок — синими.</text:p>
        </text:list-item>
        <text:list-item>
          <text:p text:style-name="P15">За один ход игрок может передвинуть только одну фишку. Он обязан это сделать — в противном случае ему засчитывается поражение.</text:p>
        </text:list-item>
        <text:list-item>
          <text:p text:style-name="P15">Фишки ходят как шахматный конь.</text:p>
        </text:list-item>
        <text:list-item>
          <text:p text:style-name="P15">Ходить можно на любую клетку, не занятую своей фишкой. Если клетка была помечена, то метка удаляется, а игроку, который сделал ход, прибавляется число очков, равное значению метки. Если на клетке находилась фишка соперника, то она удаляется, а игроку, который сделал ход, прибавляется 1 очко.</text:p>
        </text:list-item>
        <text:list-item>
          <text:p text:style-name="P15">Если фишки одного из игроков располагаются на одной горизонтали или вертикали, то этому игроку прибавляется 3 очка и игра заканчивается.</text:p>
        </text:list-item>
        <text:list-item>
          <text:p text:style-name="P15">Выигрывает игрок, набравший наибольшее число очков (при равенстве очков — ничья).</text:p>
        </text:list-item>
      </text:list>
      <text:p text:style-name="P4"/>
      <text:h text:style-name="P21" text:outline-level="1"><text:bookmark-start text:name="__RefHeading__1438_34742813"/>Алгоритм решения.<text:bookmark-end text:name="__RefHeading__1438_34742813"/></text:h>
      <text:p text:style-name="P16"><text:span text:style-name="T14">После считывания информации из файла (и её проверки)</text:span></text:p>
      <text:h text:style-name="P21" text:outline-level="1"><text:bookmark-start text:name="__RefHeading__1440_34742813"/>Примеры работы алгоритма.<text:bookmark-end text:name="__RefHeading__1440_34742813"/></text:h>
      <table:table table:name="Примеры" table:style-name="Примеры">
        <table:table-column table:style-name="Примеры.A"/>
        <table:table-column table:style-name="Примеры.B"/>
        <table:table-column table:style-name="Примеры.C"/>
        <table:table-row>
          <table:table-cell table:style-name="Примеры.A1" office:value-type="string">
            <text:p text:style-name="P24">Комментарии к примерам</text:p>
          </table:table-cell>
          <table:table-cell table:style-name="Примеры.A1" office:value-type="string">
            <text:p text:style-name="P25">Вход</text:p>
          </table:table-cell>
          <table:table-cell table:style-name="Примеры.C1" office:value-type="string">
            <text:p text:style-name="P25">Выход</text:p>
          </table:table-cell>
        </table:table-row>
        <table:table-row>
          <table:table-cell table:style-name="Примеры.A2" office:value-type="string">
            <text:p text:style-name="P26"><text:span text:style-name="T11">Первый:</text:span><text:span text:style-name="T10"><text:line-break/>Обычный входной файл.</text:span></text:p>
          </table:table-cell>
          <table:table-cell table:style-name="Примеры.A2" office:value-type="string">
            <text:p text:style-name="P32"><text:span text:style-name="T10">A 15 U</text:span></text:p>
            <text:p text:style-name="P32"><text:span text:style-name="T10">0 17</text:span></text:p>
            <text:p text:style-name="P32"><text:span text:style-name="T10">0 20</text:span></text:p>
            <text:p text:style-name="P32"><text:span text:style-name="T10">-A----2-</text:span></text:p>
            <text:p text:style-name="P32"><text:span text:style-name="T10">--11-2--</text:span></text:p>
            <text:p text:style-name="P32"><text:span text:style-name="T10">1B21-2-A</text:span></text:p>
            <text:p text:style-name="P32"><text:span text:style-name="T10">--21-2-A</text:span></text:p>
            <text:p text:style-name="P32"><text:span text:style-name="T10">A-11----</text:span></text:p>
            <text:p text:style-name="P32"><text:span text:style-name="T10">AB---B2-</text:span></text:p>
            <text:p text:style-name="P32"><text:span text:style-name="T10">2-----A-</text:span></text:p>
            <text:p text:style-name="P32"><text:soft-page-break/><text:span text:style-name="T10">--B-1-BB</text:span></text:p>
          </table:table-cell>
          <table:table-cell table:style-name="Примеры.C2" office:value-type="string">
            <text:p text:style-name="P32"><text:span text:style-name="T10">B 16 U</text:span></text:p>
            <text:p text:style-name="P32"><text:span text:style-name="T10">2 16.9</text:span></text:p>
            <text:p text:style-name="P32"><text:span text:style-name="T10">0 20</text:span></text:p>
            <text:p text:style-name="P32"><text:span text:style-name="T10">------2-</text:span></text:p>
            <text:p text:style-name="P32"><text:span text:style-name="T10">--11-2--</text:span></text:p>
            <text:p text:style-name="P32"><text:span text:style-name="T10">1BA1-2-A</text:span></text:p>
            <text:p text:style-name="P32"><text:span text:style-name="T10">--21-2-A</text:span></text:p>
            <text:p text:style-name="P32"><text:span text:style-name="T10">A-11----</text:span></text:p>
            <text:p text:style-name="P32"><text:span text:style-name="T10">AB---B2-</text:span></text:p>
            <text:p text:style-name="P32"><text:span text:style-name="T10">2-----A-</text:span></text:p>
            <text:p text:style-name="P32"><text:soft-page-break/><text:span text:style-name="T10">--B-1-BB</text:span></text:p>
          </table:table-cell>
        </table:table-row>
        <table:table-row>
          <table:table-cell table:style-name="Примеры.A2" office:value-type="string">
            <text:p text:style-name="P29"><text:span text:style-name="T10">Второй:</text:span></text:p>
            <text:p text:style-name="P27"><text:span text:style-name="T10">Проверялось, находит ли программа выигрышную ситуацию.</text:span></text:p>
          </table:table-cell>
          <table:table-cell table:style-name="Примеры.A2" office:value-type="string">
            <text:p text:style-name="P32"><text:span text:style-name="T10">A 1 U</text:span></text:p>
            <text:p text:style-name="P32"><text:span text:style-name="T10">0 30</text:span></text:p>
            <text:p text:style-name="P32"><text:span text:style-name="T10">0 30</text:span></text:p>
            <text:p text:style-name="P32"><text:span text:style-name="T10">-A----2-</text:span></text:p>
            <text:p text:style-name="P32"><text:span text:style-name="T10">--11-2--</text:span></text:p>
            <text:p text:style-name="P32"><text:span text:style-name="T10">1B21-2--</text:span></text:p>
            <text:p text:style-name="P32"><text:span text:style-name="T10">--21-2--</text:span></text:p>
            <text:p text:style-name="P32"><text:span text:style-name="T10">A-11----</text:span></text:p>
            <text:p text:style-name="P32"><text:span text:style-name="T10">A----B2-</text:span></text:p>
            <text:p text:style-name="P32"><text:span text:style-name="T10">2-------</text:span></text:p>
            <text:p text:style-name="P32"><text:span text:style-name="T10">--B-1---</text:span></text:p>
          </table:table-cell>
          <table:table-cell table:style-name="Примеры.C2" office:value-type="string">
            <text:p text:style-name="P32"><text:span text:style-name="T10">B 2 A</text:span></text:p>
            <text:p text:style-name="P32"><text:span text:style-name="T10">4 29.</text:span><text:span text:style-name="T12">8</text:span><text:span text:style-name="T10">8</text:span></text:p>
            <text:p text:style-name="P32"><text:span text:style-name="T10">0 30</text:span></text:p>
            <text:p text:style-name="P32"><text:span text:style-name="T10">------2-</text:span></text:p>
            <text:p text:style-name="P32"><text:span text:style-name="T10">--11-2--</text:span></text:p>
            <text:p text:style-name="P32"><text:span text:style-name="T10">AB21-2--</text:span></text:p>
            <text:p text:style-name="P32"><text:span text:style-name="T10">--21-2--</text:span></text:p>
            <text:p text:style-name="P32"><text:span text:style-name="T10">A-11----</text:span></text:p>
            <text:p text:style-name="P32"><text:span text:style-name="T10">A----B2-</text:span></text:p>
            <text:p text:style-name="P32"><text:span text:style-name="T10">2-------</text:span></text:p>
            <text:p text:style-name="P32"><text:span text:style-name="T10">--B-1---</text:span></text:p>
          </table:table-cell>
        </table:table-row>
        <table:table-row>
          <table:table-cell table:style-name="Примеры.A2" office:value-type="string">
            <text:p text:style-name="P30"><text:span text:style-name="T10">Третий:</text:span></text:p>
            <text:p text:style-name="P28"><text:span text:style-name="T13">Одно из возможных начал игры.</text:span></text:p>
          </table:table-cell>
          <table:table-cell table:style-name="Примеры.A2" office:value-type="string">
            <text:p text:style-name="P34"><text:span text:style-name="T12">A 1 U</text:span></text:p>
            <text:p text:style-name="P34"><text:span text:style-name="T12">0 30</text:span></text:p>
            <text:p text:style-name="P34"><text:span text:style-name="T12">0 30</text:span></text:p>
            <text:p text:style-name="P34"><text:span text:style-name="T12">11111111</text:span></text:p>
            <text:p text:style-name="P34"><text:span text:style-name="T12">12222221</text:span></text:p>
            <text:p text:style-name="P34"><text:span text:style-name="T12">12AAAA21</text:span></text:p>
            <text:p text:style-name="P34"><text:span text:style-name="T12">12BBBB21</text:span></text:p>
            <text:p text:style-name="P34"><text:span text:style-name="T12">12AAAA21</text:span></text:p>
            <text:p text:style-name="P34"><text:span text:style-name="T12">12BBBB21</text:span></text:p>
            <text:p text:style-name="P34"><text:span text:style-name="T12">12222221</text:span></text:p>
            <text:p text:style-name="P34"><text:span text:style-name="T12">11111111</text:span></text:p>
          </table:table-cell>
          <table:table-cell table:style-name="Примеры.C2" office:value-type="string">
            <text:p text:style-name="P34"><text:span text:style-name="T12">B 2 U</text:span></text:p>
            <text:p text:style-name="P34"><text:span text:style-name="T12">2 29.58</text:span></text:p>
            <text:p text:style-name="P34"><text:span text:style-name="T12">0 30</text:span></text:p>
            <text:p text:style-name="P34"><text:span text:style-name="T12">11111111</text:span></text:p>
            <text:p text:style-name="P34"><text:span text:style-name="T12">1222A221</text:span></text:p>
            <text:p text:style-name="P34"><text:span text:style-name="T12">12-AAA21</text:span></text:p>
            <text:p text:style-name="P34"><text:span text:style-name="T12">12BBBB21</text:span></text:p>
            <text:p text:style-name="P34"><text:span text:style-name="T12">12AAAA21</text:span></text:p>
            <text:p text:style-name="P34"><text:span text:style-name="T12">12BBBB21</text:span></text:p>
            <text:p text:style-name="P34"><text:span text:style-name="T12">12222221</text:span></text:p>
            <text:p text:style-name="P34"><text:span text:style-name="T12">11111111</text:span></text:p>
          </table:table-cell>
        </table:table-row>
      </table:table>
      <text:p text:style-name="P17"/>
      <text:h text:style-name="P21" text:outline-level="1"><text:bookmark-start text:name="__RefHeading__1442_34742813"/>Заключение.<text:bookmark-end text:name="__RefHeading__1442_34742813"/></text:h>
      <text:p text:style-name="P18"/>
      <text:h text:style-name="P21" text:outline-level="1"><text:bookmark-start text:name="__RefHeading__1444_34742813"/>Список использованной литературы.<text:bookmark-end text:name="__RefHeading__1444_34742813"/></text:h>
      <text:list xml:id="list787179612" text:style-name="L2">
        <text:list-item>
          <text:p text:style-name="P19"><text:a xlink:type="simple" xlink:href="http://www.machinelearning.ru/wiki/images/b/b2/MMP_praktikum_2012o_2.pdf"><text:span text:style-name="T5">http://www.machinelearning.ru/wiki/images/b/b2/MMP_praktikum_2012o_2.pdf</text:span></text:a><text:span text:style-name="T5"> Общие положения.</text:span></text:p>
        </text:list-item>
        <text:list-item>
          <text:p text:style-name="P19"><text:a xlink:type="simple" xlink:href="http://www.machinelearning.ru/wiki/images/a/a7/MMP_praktikum_2012o_2_Konki.pdf"><text:span text:style-name="T5">http://www.machinelearning.ru/wiki/images/a/a7/MMP_praktikum_2012o_2_Konki.pdf</text:span></text:a><text:span text:style-name="T5"> Правила игры «Коньки»</text:span></text:p>
        </text:list-item>
        <text:list-item>
          <text:p text:style-name="P19"><text:a xlink:type="simple" xlink:href="http://en.wikipedia.org/wiki/Alpha-beta_pruning"><text:span text:style-name="T5">http://en.wikipedia.org/wiki/Alpha-beta_pruning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Полужирный" style:font-family-generic="swiss" style:font-pitch="variable"/>
    <style:font-face style:name="DejaVu Sans4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4" style:font-size-asian="10.5pt" style:language-asian="zh" style:country-asian="CN" style:font-name-complex="DejaVu Sans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4" style:font-size-asian="14pt" style:font-name-complex="DejaVu Sans4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style:contextual-spacing="false" fo:text-align="justify" style:justify-single-word="false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1.559cm" fo:margin-right="0cm" fo:margin-top="0cm" fo:margin-bottom="0.25cm" style:contextual-spacing="false" fo:text-indent="-0.76cm" style:auto-text-indent="false">
        <style:tab-stops/>
      </style:paragraph-properties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1.06cm" fo:margin-right="0cm" fo:margin-top="0cm" fo:margin-bottom="0.15cm" style:contextual-spacing="false" fo:text-indent="-0.76cm" style:auto-text-indent="false">
        <style:tab-stops/>
      </style:paragraph-properties>
      <style:text-properties style:font-name="DejaVu Sans2" fo:font-size="14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3"/>
    </style:style>
    <style:style style:name="MP2" style:family="paragraph" style:parent-style-name="Footer">
      <style:paragraph-properties fo:text-align="center" style:justify-single-word="false"/>
      <style:text-properties style:font-name="DejaVu Sans3" officeooo:rsid="001ba6c5" officeooo:paragraph-rsid="001ba6c5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г. Москва, 2012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8:29:29</meta:creation-date>
    <dc:date>2012-10-28T21:41:04</dc:date>
    <meta:editing-duration>PT3H43M57S</meta:editing-duration>
    <meta:editing-cycles>21</meta:editing-cycles>
    <meta:generator>LibreOffice/3.6$Linux_X86_64 LibreOffice_project/360m1$Build-2</meta:generator>
    <meta:document-statistic meta:table-count="1" meta:image-count="0" meta:object-count="0" meta:page-count="4" meta:paragraph-count="111" meta:word-count="401" meta:character-count="2612" meta:non-whitespace-character-count="2353"/>
  </office:meta>
</office:document-meta>
</file>